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10"/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, msec</text:p>
          </table:table-cell>
          <table:table-cell table:style-name="Default" office:value-type="string" calcext:value-type="string">
            <text:p>usec per iter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28" calcext:value-type="float">
            <text:p>67528</text:p>
          </table:table-cell>
          <table:table-cell office:value-type="float" office:value="418" calcext:value-type="float">
            <text:p>418</text:p>
          </table:table-cell>
          <table:table-cell office:value-type="float" office:value="4750" calcext:value-type="float">
            <text:p>4750</text:p>
          </table:table-cell>
          <table:table-cell table:formula="of:=[.D2]/[.B2]*1000" office:value-type="float" office:value="70.3411918019192" calcext:value-type="float">
            <text:p>70,34119</text:p>
          </table:table-cell>
          <table:table-cell table:formula="of:=[.B2]/[.C2]" office:value-type="float" office:value="161.55023923445" calcext:value-type="float">
            <text:p>161,550239234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82" calcext:value-type="float">
            <text:p>65082</text:p>
          </table:table-cell>
          <table:table-cell office:value-type="float" office:value="413" calcext:value-type="float">
            <text:p>413</text:p>
          </table:table-cell>
          <table:table-cell office:value-type="float" office:value="3757" calcext:value-type="float">
            <text:p>3757</text:p>
          </table:table-cell>
          <table:table-cell table:formula="of:=[.D3]/[.B3]*1000" office:value-type="float" office:value="57.7271749485265" calcext:value-type="float">
            <text:p>57,72717</text:p>
          </table:table-cell>
          <table:table-cell table:formula="of:=[.B3]/[.C3]" office:value-type="float" office:value="157.583535108959" calcext:value-type="float">
            <text:p>157,583535108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538" calcext:value-type="float">
            <text:p>120538</text:p>
          </table:table-cell>
          <table:table-cell office:value-type="float" office:value="512" calcext:value-type="float">
            <text:p>512</text:p>
          </table:table-cell>
          <table:table-cell office:value-type="float" office:value="9615" calcext:value-type="float">
            <text:p>9615</text:p>
          </table:table-cell>
          <table:table-cell table:formula="of:=[.D4]/[.B4]*1000" office:value-type="float" office:value="79.7673762630872" calcext:value-type="float">
            <text:p>79,76738</text:p>
          </table:table-cell>
          <table:table-cell table:formula="of:=[.B4]/[.C4]" office:value-type="float" office:value="235.42578125" calcext:value-type="float">
            <text:p>235,4257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797" calcext:value-type="float">
            <text:p>44797</text:p>
          </table:table-cell>
          <table:table-cell office:value-type="float" office:value="401" calcext:value-type="float">
            <text:p>401</text:p>
          </table:table-cell>
          <table:table-cell office:value-type="float" office:value="2935" calcext:value-type="float">
            <text:p>2935</text:p>
          </table:table-cell>
          <table:table-cell table:formula="of:=[.D5]/[.B5]*1000" office:value-type="float" office:value="65.5177802084961" calcext:value-type="float">
            <text:p>65,51778</text:p>
          </table:table-cell>
          <table:table-cell table:formula="of:=[.B5]/[.C5]" office:value-type="float" office:value="111.713216957606" calcext:value-type="float">
            <text:p>111,7132169576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142" calcext:value-type="float">
            <text:p>56142</text:p>
          </table:table-cell>
          <table:table-cell office:value-type="float" office:value="412" calcext:value-type="float">
            <text:p>412</text:p>
          </table:table-cell>
          <table:table-cell office:value-type="float" office:value="3402" calcext:value-type="float">
            <text:p>3402</text:p>
          </table:table-cell>
          <table:table-cell table:formula="of:=[.D6]/[.B6]*1000" office:value-type="float" office:value="60.5963449823661" calcext:value-type="float">
            <text:p>60,59634</text:p>
          </table:table-cell>
          <table:table-cell table:formula="of:=[.B6]/[.C6]" office:value-type="float" office:value="136.266990291262" calcext:value-type="float">
            <text:p>136,266990291262</text:p>
          </table:table-cell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ce2" table:formula="of:=AVERAGE([.E2:.E6])" office:value-type="float" office:value="66.789973640879" calcext:value-type="float">
            <text:p>66,790</text:p>
          </table:table-cell>
          <table:table-cell table:style-name="ce2" table:formula="of:=AVERAGE([.F2:.F6])" office:value-type="float" office:value="160.507952568455" calcext:value-type="float">
            <text:p>160,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.00.0000</text:date>, <text:time style:data-style-name="N2" text:time-value="00:55:45.2765425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6:23.500602929</meta:creation-date>
    <dc:date>2020-04-01T01:16:49.275096843</dc:date>
    <meta:editing-duration>PT46M20S</meta:editing-duration>
    <meta:editing-cycles>7</meta:editing-cycles>
    <meta:generator>LibreOffice/6.0.7.3$Linux_X86_64 LibreOffice_project/00m0$Build-3</meta:generator>
    <meta:document-statistic meta:table-count="1" meta:cell-count="37" meta:object-count="0"/>
  </office:meta>
</office:document-meta>
</file>